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6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1" table:formula="of:=[.B3]+[.C3]" office:value-type="float" office:value="3" calcext:value-type="float">
            <text:p>3</text:p>
          </table:table-cell>
          <table:table-cell table:style-name="ce37" table:formula="of:=[.D3]/[.$D$12]" office:value-type="percentage" office:value="0.0072289156626506" calcext:value-type="percentage">
            <text:p>0,7%</text:p>
          </table:table-cell>
          <table:table-cell table:style-name="ce41" table:formula="of:=[.E3]" office:value-type="percentage" office:value="0.0072289156626506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28" calcext:value-type="float">
            <text:p>28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formula="of:=[.B4]+[.C4]" office:value-type="float" office:value="56" calcext:value-type="float">
            <text:p>56</text:p>
          </table:table-cell>
          <table:table-cell table:style-name="ce37" table:formula="of:=[.D4]/[.$D$12]" office:value-type="percentage" office:value="0.134939759036145" calcext:value-type="percentage">
            <text:p>13,5%</text:p>
          </table:table-cell>
          <table:table-cell table:style-name="ce42" table:formula="of:=[.F3]+[.E4]" office:value-type="percentage" office:value="0.142168674698795" calcext:value-type="percentage">
            <text:p>1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19" calcext:value-type="float">
            <text:p>19</text:p>
          </table:table-cell>
          <table:table-cell table:style-name="ce27" office:value-type="float" office:value="33" calcext:value-type="float">
            <text:p>33</text:p>
          </table:table-cell>
          <table:table-cell table:style-name="ce31" table:formula="of:=[.B5]+[.C5]" office:value-type="float" office:value="52" calcext:value-type="float">
            <text:p>52</text:p>
          </table:table-cell>
          <table:table-cell table:style-name="ce37" table:formula="of:=[.D5]/[.$D$12]" office:value-type="percentage" office:value="0.125301204819277" calcext:value-type="percentage">
            <text:p>12,5%</text:p>
          </table:table-cell>
          <table:table-cell table:style-name="ce41" table:formula="of:=[.F4]+[.E5]" office:value-type="percentage" office:value="0.267469879518072" calcext:value-type="percentage">
            <text:p>2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27" calcext:value-type="float">
            <text:p>27</text:p>
          </table:table-cell>
          <table:table-cell table:style-name="ce27" office:value-type="float" office:value="15" calcext:value-type="float">
            <text:p>15</text:p>
          </table:table-cell>
          <table:table-cell table:style-name="ce31" table:formula="of:=[.B6]+[.C6]" office:value-type="float" office:value="42" calcext:value-type="float">
            <text:p>42</text:p>
          </table:table-cell>
          <table:table-cell table:style-name="ce37" table:formula="of:=[.D6]/[.$D$12]" office:value-type="percentage" office:value="0.101204819277108" calcext:value-type="percentage">
            <text:p>10,1%</text:p>
          </table:table-cell>
          <table:table-cell table:style-name="ce43" table:formula="of:=[.F5]+[.E6]" office:value-type="percentage" office:value="0.368674698795181" calcext:value-type="percentage">
            <text:p>3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31" calcext:value-type="float">
            <text:p>31</text:p>
          </table:table-cell>
          <table:table-cell table:style-name="ce27" office:value-type="float" office:value="33" calcext:value-type="float">
            <text:p>33</text:p>
          </table:table-cell>
          <table:table-cell table:style-name="ce31" table:formula="of:=[.B7]+[.C7]" office:value-type="float" office:value="64" calcext:value-type="float">
            <text:p>64</text:p>
          </table:table-cell>
          <table:table-cell table:style-name="ce37" table:formula="of:=[.D7]/[.$D$12]" office:value-type="percentage" office:value="0.15421686746988" calcext:value-type="percentage">
            <text:p>15,4%</text:p>
          </table:table-cell>
          <table:table-cell table:style-name="ce43" table:formula="of:=[.F6]+[.E7]" office:value-type="percentage" office:value="0.52289156626506" calcext:value-type="percentage">
            <text:p>5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33" calcext:value-type="float">
            <text:p>33</text:p>
          </table:table-cell>
          <table:table-cell table:style-name="ce27" office:value-type="float" office:value="42" calcext:value-type="float">
            <text:p>42</text:p>
          </table:table-cell>
          <table:table-cell table:style-name="ce31" table:formula="of:=[.B8]+[.C8]" office:value-type="float" office:value="75" calcext:value-type="float">
            <text:p>75</text:p>
          </table:table-cell>
          <table:table-cell table:style-name="ce37" table:formula="of:=[.D8]/[.$D$12]" office:value-type="percentage" office:value="0.180722891566265" calcext:value-type="percentage">
            <text:p>18,1%</text:p>
          </table:table-cell>
          <table:table-cell table:style-name="ce41" table:formula="of:=[.F7]+[.E8]" office:value-type="percentage" office:value="0.703614457831325" calcext:value-type="percentage">
            <text:p>7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28" calcext:value-type="float">
            <text:p>28</text:p>
          </table:table-cell>
          <table:table-cell table:style-name="ce27" office:value-type="float" office:value="24" calcext:value-type="float">
            <text:p>24</text:p>
          </table:table-cell>
          <table:table-cell table:style-name="ce31" table:formula="of:=[.B9]+[.C9]" office:value-type="float" office:value="52" calcext:value-type="float">
            <text:p>52</text:p>
          </table:table-cell>
          <table:table-cell table:style-name="ce37" table:formula="of:=[.D9]/[.$D$12]" office:value-type="percentage" office:value="0.125301204819277" calcext:value-type="percentage">
            <text:p>12,5%</text:p>
          </table:table-cell>
          <table:table-cell table:style-name="ce41" table:formula="of:=[.F8]+[.E9]" office:value-type="percentage" office:value="0.828915662650603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13" calcext:value-type="float">
            <text:p>13</text:p>
          </table:table-cell>
          <table:table-cell table:style-name="ce27" office:value-type="float" office:value="18" calcext:value-type="float">
            <text:p>18</text:p>
          </table:table-cell>
          <table:table-cell table:style-name="ce31" table:formula="of:=[.B10]+[.C10]" office:value-type="float" office:value="31" calcext:value-type="float">
            <text:p>31</text:p>
          </table:table-cell>
          <table:table-cell table:style-name="ce37" table:formula="of:=[.D10]/[.$D$12]" office:value-type="percentage" office:value="0.0746987951807229" calcext:value-type="percentage">
            <text:p>7,5%</text:p>
          </table:table-cell>
          <table:table-cell table:style-name="ce41" table:formula="of:=[.F9]+[.E10]" office:value-type="percentage" office:value="0.903614457831325" calcext:value-type="percentage">
            <text:p>9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17" calcext:value-type="float">
            <text:p>17</text:p>
          </table:table-cell>
          <table:table-cell table:style-name="ce27" office:value-type="float" office:value="23" calcext:value-type="float">
            <text:p>23</text:p>
          </table:table-cell>
          <table:table-cell table:style-name="ce31" table:formula="of:=[.B11]+[.C11]" office:value-type="float" office:value="40" calcext:value-type="float">
            <text:p>40</text:p>
          </table:table-cell>
          <table:table-cell table:style-name="ce38" table:formula="of:=[.D11]/[.$D$12]" office:value-type="percentage" office:value="0.0963855421686747" calcext:value-type="percentage">
            <text:p>9,6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197" calcext:value-type="float">
            <text:p>197</text:p>
          </table:table-cell>
          <table:table-cell table:style-name="ce19" table:formula="of:=SUM([.C3:.C11])" office:value-type="float" office:value="218" calcext:value-type="float">
            <text:p>218</text:p>
          </table:table-cell>
          <table:table-cell table:style-name="ce32" table:formula="of:=SUM([.D3:.D11])" office:value-type="float" office:value="415" calcext:value-type="float">
            <text:p>41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474698795180723" calcext:value-type="percentage">
            <text:p>47 %</text:p>
          </table:table-cell>
          <table:table-cell table:style-name="ce20" table:formula="of:=[.C12]/[.D12]" office:value-type="percentage" office:value="0.525301204819277" calcext:value-type="percentage">
            <text:p>53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7 casos confirmado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49" calcext:value-type="float">
            <text:p>349</text:p>
          </table:table-cell>
          <table:table-cell table:style-name="ce34" office:value-type="float" office:value="7" calcext:value-type="float">
            <text:p>7</text:p>
          </table:table-cell>
          <table:table-cell table:style-name="ce22" table:formula="of:=SUM([.A18:.D18])" office:value-type="float" office:value="421" calcext:value-type="float">
            <text:p>421</text:p>
          </table:table-cell>
          <table:table-cell/>
          <table:table-cell table:style-name="ce53" office:value-type="percentage" office:value="0.042" calcext:value-type="percentage" table:number-columns-spanned="3" table:number-rows-spanned="1">
            <text:p>4,2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0451306413301663" calcext:value-type="percentage">
            <text:p>4,5%</text:p>
          </table:table-cell>
          <table:table-cell table:style-name="ce9" table:formula="of:=[.B18]/[.$E$18]" office:value-type="percentage" office:value="0.109263657957245" calcext:value-type="percentage">
            <text:p>10,9%</text:p>
          </table:table-cell>
          <table:table-cell table:style-name="ce9" table:formula="of:=[.C18]/[.$E$18]" office:value-type="percentage" office:value="0.828978622327791" calcext:value-type="percentage">
            <text:p>82,9%</text:p>
          </table:table-cell>
          <table:table-cell table:style-name="ce9" table:formula="of:=[.D18]/[.$E$18]" office:value-type="percentage" office:value="0.0166270783847981" calcext:value-type="percentage">
            <text:p>1,7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17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8" calcext:value-type="float" table:number-columns-spanned="3" table:number-rows-spanned="1">
            <text:p>9,8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94" calcext:value-type="float">
            <text:p>194</text:p>
          </table:table-cell>
          <table:table-cell table:style-name="ce28" table:formula="of:=[.B22]/421" office:value-type="percentage" office:value="0.460807600950119" calcext:value-type="percentage">
            <text:p>46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210" calcext:value-type="float">
            <text:p>210</text:p>
          </table:table-cell>
          <table:table-cell table:style-name="ce29" table:formula="of:=[.B23]/421" office:value-type="percentage" office:value="0.498812351543943" calcext:value-type="percentage">
            <text:p>50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25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25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60" calcext:value-type="float">
            <text:p>60</text:p>
          </table:table-cell>
          <table:table-cell table:style-name="ce30" table:formula="of:=[.B28]/[.$B$92]" office:value-type="percentage" office:value="0.142517814726841" calcext:value-type="percentage">
            <text:p>14,25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35" calcext:value-type="float">
            <text:p>35</text:p>
          </table:table-cell>
          <table:table-cell table:style-name="ce64" table:formula="of:=[.G28]/[.G$37]" office:value-type="percentage" office:value="0.0831353919239905" calcext:value-type="percentage">
            <text:p>8,31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24" calcext:value-type="float">
            <text:p>24</text:p>
          </table:table-cell>
          <table:table-cell table:style-name="ce30" table:formula="of:=[.B29]/[.$B$92]" office:value-type="percentage" office:value="0.0570071258907363" calcext:value-type="percentage">
            <text:p>5,70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7" calcext:value-type="float">
            <text:p>7</text:p>
          </table:table-cell>
          <table:table-cell table:style-name="ce65" table:formula="of:=[.G29]/[.G$37]" office:value-type="percentage" office:value="0.0166270783847981" calcext:value-type="percentage">
            <text:p>1,66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17" calcext:value-type="float">
            <text:p>17</text:p>
          </table:table-cell>
          <table:table-cell table:style-name="ce30" table:formula="of:=[.B30]/[.$B$92]" office:value-type="percentage" office:value="0.0403800475059382" calcext:value-type="percentage">
            <text:p>4,04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4" calcext:value-type="float">
            <text:p>4</text:p>
          </table:table-cell>
          <table:table-cell table:style-name="ce66" table:formula="of:=[.G30]/[.G$37]" office:value-type="percentage" office:value="0.00950118764845606" calcext:value-type="percentage">
            <text:p>0,95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1]/[.$B$92]" office:value-type="percentage" office:value="0.0332541567695962" calcext:value-type="percentage">
            <text:p>3,33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11" calcext:value-type="float">
            <text:p>11</text:p>
          </table:table-cell>
          <table:table-cell table:style-name="ce65" table:formula="of:=[.G31]/[.G$37]" office:value-type="percentage" office:value="0.0261282660332542" calcext:value-type="percentage">
            <text:p>2,61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2]/[.$B$92]" office:value-type="percentage" office:value="0.0308788598574822" calcext:value-type="percentage">
            <text:p>3,09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10" calcext:value-type="float">
            <text:p>10</text:p>
          </table:table-cell>
          <table:table-cell table:style-name="ce66" table:formula="of:=[.G32]/[.G$37]" office:value-type="percentage" office:value="0.0237529691211401" calcext:value-type="percentage">
            <text:p>2,3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3]/[.$B$92]" office:value-type="percentage" office:value="0.0308788598574822" calcext:value-type="percentage">
            <text:p>3,09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83" calcext:value-type="float">
            <text:p>83</text:p>
          </table:table-cell>
          <table:table-cell table:style-name="ce65" table:formula="of:=[.G33]/[.G$37]" office:value-type="percentage" office:value="0.197149643705463" calcext:value-type="percentage">
            <text:p>19,71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4]/[.$B$92]" office:value-type="percentage" office:value="0.0308788598574822" calcext:value-type="percentage">
            <text:p>3,09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93" calcext:value-type="float">
            <text:p>93</text:p>
          </table:table-cell>
          <table:table-cell table:style-name="ce67" table:formula="of:=[.G34]/[.G$37]" office:value-type="percentage" office:value="0.220902612826603" calcext:value-type="percentage">
            <text:p>22,09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5]/[.$B$92]" office:value-type="percentage" office:value="0.0285035629453682" calcext:value-type="percentage">
            <text:p>2,85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53" calcext:value-type="float">
            <text:p>153</text:p>
          </table:table-cell>
          <table:table-cell table:style-name="ce68" table:formula="of:=[.G35]/[.G$37]" office:value-type="percentage" office:value="0.363420427553444" calcext:value-type="percentage">
            <text:p>36,34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6]/[.$B$92]" office:value-type="percentage" office:value="0.0285035629453682" calcext:value-type="percentage">
            <text:p>2,85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25" calcext:value-type="float">
            <text:p>25</text:p>
          </table:table-cell>
          <table:table-cell table:style-name="ce66" table:formula="of:=[.G36]/[.G$37]" office:value-type="percentage" office:value="0.0593824228028504" calcext:value-type="percentage">
            <text:p>5,94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Cariñena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7]/[.$B$92]" office:value-type="percentage" office:value="0.0285035629453682" calcext:value-type="percentage">
            <text:p>2,85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421" calcext:value-type="float">
            <text:p>421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8]/[.$B$92]" office:value-type="percentage" office:value="0.0261282660332542" calcext:value-type="percentage">
            <text:p>2,61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9]/[.$B$92]" office:value-type="percentage" office:value="0.0237529691211401" calcext:value-type="percentage">
            <text:p>2,38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40]/[.$B$92]" office:value-type="percentage" office:value="0.0237529691211401" calcext:value-type="percentage">
            <text:p>2,38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1]/[.$B$92]" office:value-type="percentage" office:value="0.0213776722090261" calcext:value-type="percentage">
            <text:p>2,14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2]/[.$B$92]" office:value-type="percentage" office:value="0.0213776722090261" calcext:value-type="percentage">
            <text:p>2,14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3]/[.$B$92]" office:value-type="percentage" office:value="0.0190023752969121" calcext:value-type="percentage">
            <text:p>1,90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4]/[.$B$92]" office:value-type="percentage" office:value="0.0190023752969121" calcext:value-type="percentage">
            <text:p>1,90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5]/[.$B$92]" office:value-type="percentage" office:value="0.0166270783847981" calcext:value-type="percentage">
            <text:p>1,66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5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6]/[.$B$92]" office:value-type="percentage" office:value="0.0166270783847981" calcext:value-type="percentage">
            <text:p>1,66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7]/[.$B$92]" office:value-type="percentage" office:value="0.0166270783847981" calcext:value-type="percentage">
            <text:p>1,66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8]/[.$B$92]" office:value-type="percentage" office:value="0.0142517814726841" calcext:value-type="percentage">
            <text:p>1,43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9]/[.$B$92]" office:value-type="percentage" office:value="0.0142517814726841" calcext:value-type="percentage">
            <text:p>1,43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0]/[.$B$92]" office:value-type="percentage" office:value="0.0142517814726841" calcext:value-type="percentage">
            <text:p>1,43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1]/[.$B$92]" office:value-type="percentage" office:value="0.0142517814726841" calcext:value-type="percentage">
            <text:p>1,43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2]/[.$B$92]" office:value-type="percentage" office:value="0.0142517814726841" calcext:value-type="percentage">
            <text:p>1,43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3]/[.$B$92]" office:value-type="percentage" office:value="0.0118764845605701" calcext:value-type="percentage">
            <text:p>1,19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4]/[.$B$92]" office:value-type="percentage" office:value="0.0118764845605701" calcext:value-type="percentage">
            <text:p>1,19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5]/[.$B$92]" office:value-type="percentage" office:value="0.0118764845605701" calcext:value-type="percentage">
            <text:p>1,19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6]/[.$B$92]" office:value-type="percentage" office:value="0.00950118764845606" calcext:value-type="percentage">
            <text:p>0,95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7]/[.$B$92]" office:value-type="percentage" office:value="0.00950118764845606" calcext:value-type="percentage">
            <text:p>0,95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8]/[.$B$92]" office:value-type="percentage" office:value="0.00950118764845606" calcext:value-type="percentage">
            <text:p>0,95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9]/[.$B$92]" office:value-type="percentage" office:value="0.00950118764845606" calcext:value-type="percentage">
            <text:p>0,95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inefa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0]/[.$B$92]" office:value-type="percentage" office:value="0.00712589073634204" calcext:value-type="percentage">
            <text:p>0,71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1]/[.$B$92]" office:value-type="percentage" office:value="0.00712589073634204" calcext:value-type="percentage">
            <text:p>0,71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2]/[.$B$92]" office:value-type="percentage" office:value="0.00712589073634204" calcext:value-type="percentage">
            <text:p>0,71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3]/[.$B$92]" office:value-type="percentage" office:value="0.00712589073634204" calcext:value-type="percentage">
            <text:p>0,71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4]/[.$B$92]" office:value-type="percentage" office:value="0.00712589073634204" calcext:value-type="percentage">
            <text:p>0,71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5]/[.$B$92]" office:value-type="percentage" office:value="0.00712589073634204" calcext:value-type="percentage">
            <text:p>0,71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Cent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6]/[.$B$92]" office:value-type="percentage" office:value="0.00712589073634204" calcext:value-type="percentage">
            <text:p>0,71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7]/[.$B$92]" office:value-type="percentage" office:value="0.00712589073634204" calcext:value-type="percentage">
            <text:p>0,71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8]/[.$B$92]" office:value-type="percentage" office:value="0.00712589073634204" calcext:value-type="percentage">
            <text:p>0,71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9]/[.$B$92]" office:value-type="percentage" office:value="0.00475059382422803" calcext:value-type="percentage">
            <text:p>0,48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uentes De Ebr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0]/[.$B$92]" office:value-type="percentage" office:value="0.00475059382422803" calcext:value-type="percentage">
            <text:p>0,48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1]/[.$B$92]" office:value-type="percentage" office:value="0.00475059382422803" calcext:value-type="percentage">
            <text:p>0,48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2]/[.$B$92]" office:value-type="percentage" office:value="0.00475059382422803" calcext:value-type="percentage">
            <text:p>0,48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3]/[.$B$92]" office:value-type="percentage" office:value="0.00475059382422803" calcext:value-type="percentage">
            <text:p>0,48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4]/[.$B$92]" office:value-type="percentage" office:value="0.00475059382422803" calcext:value-type="percentage">
            <text:p>0,48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stag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5]/[.$B$92]" office:value-type="percentage" office:value="0.00475059382422803" calcext:value-type="percentage">
            <text:p>0,48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6]/[.$B$92]" office:value-type="percentage" office:value="0.00475059382422803" calcext:value-type="percentage">
            <text:p>0,48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illel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7]/[.$B$92]" office:value-type="percentage" office:value="0.00475059382422803" calcext:value-type="percentage">
            <text:p>0,48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8]/[.$B$92]" office:value-type="percentage" office:value="0.00475059382422803" calcext:value-type="percentage">
            <text:p>0,48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mb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9]/[.$B$92]" office:value-type="percentage" office:value="0.00237529691211401" calcext:value-type="percentage">
            <text:p>0,24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0]/[.$B$92]" office:value-type="percentage" office:value="0.00237529691211401" calcext:value-type="percentage">
            <text:p>0,24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1]/[.$B$92]" office:value-type="percentage" office:value="0.00237529691211401" calcext:value-type="percentage">
            <text:p>0,24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2]/[.$B$92]" office:value-type="percentage" office:value="0.00237529691211401" calcext:value-type="percentage">
            <text:p>0,24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3]/[.$B$92]" office:value-type="percentage" office:value="0.00237529691211401" calcext:value-type="percentage">
            <text:p>0,24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s de las Mat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4]/[.$B$92]" office:value-type="percentage" office:value="0.00237529691211401" calcext:value-type="percentage">
            <text:p>0,24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real Del Camp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5]/[.$B$92]" office:value-type="percentage" office:value="0.00237529691211401" calcext:value-type="percentage">
            <text:p>0,24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zon Urba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6]/[.$B$92]" office:value-type="percentage" office:value="0.00237529691211401" calcext:value-type="percentage">
            <text:p>0,24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7]/[.$B$92]" office:value-type="percentage" office:value="0.00237529691211401" calcext:value-type="percentage">
            <text:p>0,24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8]/[.$B$92]" office:value-type="percentage" office:value="0.00237529691211401" calcext:value-type="percentage">
            <text:p>0,24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9]/[.$B$92]" office:value-type="percentage" office:value="0.00237529691211401" calcext:value-type="percentage">
            <text:p>0,24 %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trill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0]/[.$B$92]" office:value-type="percentage" office:value="0.00237529691211401" calcext:value-type="percentage">
            <text:p>0,24 %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25" calcext:value-type="float">
            <text:p>25</text:p>
          </table:table-cell>
          <table:table-cell table:style-name="ce30" table:formula="of:=[.B91]/[.$B$92]" office:value-type="percentage" office:value="0.0593824228028504" calcext:value-type="percentage">
            <text:p>5,94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91])" office:value-type="float" office:value="421" calcext:value-type="float">
            <text:p>421</text:p>
          </table:table-cell>
          <table:table-cell table:number-columns-repeated="8"/>
        </table:table-row>
        <table:table-row table:style-name="ro3" table:number-rows-repeated="1048483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3'.$A$1" table:cell-range-address="$'20200913'.$A$27:.$E$92"/>
        </table:named-expressions>
      </table:table>
      <table:named-expressions/>
      <table:database-ranges>
        <table:database-range table:name="__Anonymous_Sheet_DB__0" table:target-range-address="'20200913'.A27:'20200913'.E9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3" style:display-name="PageStyle_202009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4T16:10:57</dc:date>
    <meta:generator>LibreOffice/6.0.7.3$Linux_X86_64 LibreOffice_project/00m0$Build-3</meta:generator>
    <meta:document-statistic meta:table-count="1" meta:cell-count="389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